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Times New Roman" svg:font-family="Times New Roman"/>
  </office:font-face-decls>
  <office:automatic-styles>
    <style:style style:family="text" style:name="T1" style:display-name="T1">
      <style:text-properties fo:color="#000000" style:font-name="Times New Roman" fo:font-size="12pt" fo:language="en" fo:country="US" fo:font-weight="normal"/>
    </style:style>
    <style:style style:family="paragraph" style:name="P2" style:display-name="P2">
      <style:text-properties fo:color="#000000" style:font-name="Times New Roman" fo:font-size="12pt" fo:font-weight="normal"/>
    </style:style>
    <style:style style:family="paragraph" style:name="P3" style:display-name="P3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en" fo:country="US" fo:font-weight="normal"/>
    </style:style>
    <style:style style:family="paragraph" style:name="P4" style:display-name="P4">
      <style:paragraph-properties fo:text-align="left" fo:text-indent="0.0000in" fo:line-height="100%" fo:margin-left="0.0000in" fo:margin-right="0.0000in" fo:margin-top="0.0000in" fo:margin-bottom="0.0000in" fo:break-before="page" style:writing-mode="lr"/>
      <style:text-properties fo:color="#000000" style:font-name="Times New Roman" fo:font-size="12pt" fo:language="en" fo:country="US" fo:font-weight="normal"/>
    </style:style>
    <style:style style:family="paragraph" style:name="P1" style:display-name="P1">
      <style:paragraph-properties fo:break-before="page"/>
    </style:style>
    <style:style style:family="section" style:name="Sect1" style:display-name="Sect1"/>
    <style:page-layout style:name="PLayout2">
      <style:page-layout-properties fo:margin-top="1.0in" fo:margin-bottom="1.0in" fo:margin-left="1.0in" fo:margin-right="1.0in"/>
    </style:page-layout>
    <style:page-layout style:name="Standard">
      <style:page-layout-properties fo:margin-top="1.0in" fo:margin-bottom="1.0in" fo:margin-left="1.0in" fo:margin-right="1.0in"/>
    </style:page-layout>
  </office:automatic-styles>
  <office:body>
    <office:text>
      <text:section text:style-name="Sect1" text:name="Section1">
        <text:p text:style-name="P1"/>
        <text:p>fffff</text:p>
        <text:p><text:span text:style-name="T1">ffffffffff</text:span></text:p>
        <text:p><text:span text:style-name="T1">fffff</text:span></text:p>
        <text:p><text:span text:style-name="T1">fffff</text:span></text:p>
        <text:p><text:span text:style-name="T1">fffff</text:span></text:p>
        <text:p><text:span text:style-name="T1">fffff</text:span></text:p>
        <text:p text:style-name="P2"><text:span text:style-name="T1">fffff</text:span></text:p>
        <text:p text:style-name="P3"><text:span text:style-name="T1">ffffffffff</text:span></text:p>
        <text:p text:style-name="P3"><text:span text:style-name="T1">fffff</text:span></text:p>
        <text:p text:style-name="P3"><text:span text:style-name="T1">fffff</text:span></text:p>
        <text:p text:style-name="P3"><text:span text:style-name="T1">fffff</text:span></text:p>
        <text:p text:style-name="P3"><text:span text:style-name="T1">fffff</text:span></text:p>
        <text:p text:style-name="P3"><text:span text:style-name="T1">fffff</text:span></text:p>
        <text:p text:style-name="P3"><text:span text:style-name="T1">ffffffffff</text:span></text:p>
        <text:p text:style-name="P3"><text:span text:style-name="T1">fffff</text:span></text:p>
        <text:p text:style-name="P3"><text:span text:style-name="T1">fffff</text:span></text:p>
        <text:p text:style-name="P3"><text:span text:style-name="T1">fffff</text:span></text:p>
        <text:p text:style-name="P3"><text:span text:style-name="T1">fffff</text:span></text:p>
        <text:p text:style-name="P4"/>
        <text:p text:style-name="Normal"/>
        <text:p text:style-name="Normal"/>
        <text:p text:style-name="Normal"/>
        <text:p text:style-name="Normal"/>
        <text:p text:style-name="Normal"/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Times New Roman"/>
  </office:font-face-decls>
  <office:styles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Normal" style:display-name="Normal" style:next-style-name="Normal">
      <style:paragraph-properties fo:text-align="left" fo:text-indent="0in" fo:line-height="100%" fo:widows="2" fo:margin-left="0pt" fo:margin-right="0pt" fo:margin-top="0pt" fo:margin-bottom="0pt"/>
      <style:text-properties fo:color="#000000" style:font-name="Times New Roman" fo:font-size="12pt" fo:font-weight="normal"/>
    </style:style>
  </office:styles>
  <office:automatic-styles>
    <style:page-layout style:name="Standard">
      <style:page-layout-properties fo:page-width="8.500000in" fo:page-height="11.000000in" style:print-orientation="portrait" fo:margin-top="1.0in" fo:margin-bottom="1.0in" fo:margin-left="1.0in" fo:margin-right="1.0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1 (unix, gtk)</meta:generator>
    <dc:creator>kubuntu</dc:creator>
    <meta:creation-date>Sat Dec 16 22:17:30 2017
</meta:creation-date>
    <dc:date>Thu Dec 21 01:09:02 2017
</dc:date>
  </office:meta>
</office:document-meta>
</file>